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text-properties officeooo:paragraph-rsid="0009371e"/>
    </style:style>
    <style:style style:name="P3" style:family="paragraph" style:parent-style-name="Preformatted_20_Text">
      <style:text-properties officeooo:paragraph-rsid="0009582a"/>
    </style:style>
    <style:style style:name="P4" style:family="paragraph" style:parent-style-name="Preformatted_20_Text">
      <style:text-properties officeooo:paragraph-rsid="000b5b05"/>
    </style:style>
    <style:style style:name="P5" style:family="paragraph" style:parent-style-name="Preformatted_20_Text">
      <style:text-properties officeooo:paragraph-rsid="000cee9f"/>
    </style:style>
    <style:style style:name="P6" style:family="paragraph" style:parent-style-name="Preformatted_20_Text">
      <style:text-properties officeooo:paragraph-rsid="000f1df5"/>
    </style:style>
    <style:style style:name="P7" style:family="paragraph" style:parent-style-name="Preformatted_20_Text">
      <style:text-properties officeooo:paragraph-rsid="0010c453"/>
    </style:style>
    <style:style style:name="P8" style:family="paragraph" style:parent-style-name="Text_20_body">
      <style:text-properties officeooo:paragraph-rsid="00165f00"/>
    </style:style>
    <style:style style:name="P9" style:family="paragraph" style:parent-style-name="Text_20_body">
      <style:text-properties style:font-name="Arial" fo:font-size="10pt" style:font-size-asian="10pt" style:font-size-complex="10pt"/>
    </style:style>
    <style:style style:name="P10" style:family="paragraph" style:parent-style-name="Text_20_body">
      <style:paragraph-properties fo:margin-top="0cm" fo:margin-bottom="0.046cm" style:contextual-spacing="false" fo:line-height="100%"/>
      <style:text-properties style:font-name="Arial" fo:font-size="10pt" style:font-size-asian="10pt" style:font-size-complex="10pt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>
      <style:paragraph-properties fo:margin-top="0cm" fo:margin-bottom="0.046cm" style:contextual-spacing="false"/>
      <style:text-properties style:font-name="Arial" fo:font-size="7pt" style:font-size-asian="7pt" style:font-size-complex="7pt"/>
    </style:style>
    <style:style style:name="P13" style:family="paragraph" style:parent-style-name="Text_20_body">
      <style:text-properties fo:color="#bf0041" loext:opacity="100%" style:font-name="Arial"/>
    </style:style>
    <style:style style:name="P14" style:family="paragraph" style:parent-style-name="Text_20_body">
      <style:text-properties fo:color="#bf0041" loext:opacity="100%" style:font-name="Arial" fo:font-size="10pt" style:font-size-asian="10pt" style:font-size-complex="10pt"/>
    </style:style>
    <style:style style:name="P15" style:family="paragraph" style:parent-style-name="Text_20_body">
      <style:text-properties fo:color="#bf0041" loext:opacity="100%" style:font-name="Arial" fo:font-size="10pt" officeooo:rsid="00149a31" officeooo:paragraph-rsid="00149a31" style:font-size-asian="10pt" style:font-size-complex="10pt"/>
    </style:style>
    <style:style style:name="P16" style:family="paragraph" style:parent-style-name="Text_20_body">
      <style:text-properties fo:color="#bf0041" loext:opacity="100%" style:font-name="Arial" fo:font-size="10pt" officeooo:rsid="002677df" officeooo:paragraph-rsid="002677df" style:font-size-asian="10pt" style:font-size-complex="10pt"/>
    </style:style>
    <style:style style:name="P17" style:family="paragraph" style:parent-style-name="Text_20_body">
      <style:text-properties fo:color="#bf0041" loext:opacity="100%" style:font-name="Arial" officeooo:paragraph-rsid="001294a1"/>
    </style:style>
    <style:style style:name="P18" style:family="paragraph" style:parent-style-name="Text_20_body">
      <style:text-properties fo:color="#bf0041" loext:opacity="100%" style:font-name="Arial" fo:font-size="7pt" style:font-size-asian="7pt" style:font-size-complex="7pt"/>
    </style:style>
    <style:style style:name="P19" style:family="paragraph" style:parent-style-name="Text_20_body">
      <style:paragraph-properties fo:margin-top="0cm" fo:margin-bottom="0.146cm" style:contextual-spacing="false" fo:line-height="100%"/>
      <style:text-properties fo:color="#bf0041" loext:opacity="100%" style:font-name="Arial" fo:font-size="7pt" style:font-size-asian="7pt" style:font-size-complex="7pt"/>
    </style:style>
    <style:style style:name="P20" style:family="paragraph" style:parent-style-name="Text_20_body">
      <style:paragraph-properties fo:text-align="center" style:justify-single-word="false"/>
      <style:text-properties style:use-window-font-color="true" loext:opacity="0%" style:font-name="Arial" fo:font-size="20pt" officeooo:rsid="0013e12a" officeooo:paragraph-rsid="0013e12a" style:font-size-asian="17.5pt" style:font-size-complex="20pt"/>
    </style:style>
    <style:style style:name="P21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20pt" officeooo:rsid="0013e12a" officeooo:paragraph-rsid="0013e12a" style:font-size-asian="17.5pt" style:font-size-complex="20pt"/>
    </style:style>
    <style:style style:name="P22" style:family="paragraph" style:parent-style-name="Text_20_body">
      <style:paragraph-properties fo:text-align="center" style:justify-single-word="false"/>
      <style:text-properties style:use-window-font-color="true" loext:opacity="0%" style:font-name="Arial" fo:font-size="20pt" officeooo:paragraph-rsid="0013e12a" style:font-size-asian="17.5pt" style:font-size-complex="20pt"/>
    </style:style>
    <style:style style:name="P23" style:family="paragraph" style:parent-style-name="Text_20_body">
      <style:text-properties style:use-window-font-color="true" loext:opacity="0%" style:font-name="Arial"/>
    </style:style>
    <style:style style:name="P24" style:family="paragraph" style:parent-style-name="Text_20_body">
      <style:text-properties style:use-window-font-color="true" loext:opacity="0%" style:font-name="Arial" officeooo:rsid="00165f00" officeooo:paragraph-rsid="00165f00"/>
    </style:style>
    <style:style style:name="P25" style:family="paragraph" style:parent-style-name="Text_20_body">
      <style:paragraph-properties fo:margin-top="0cm" fo:margin-bottom="0.046cm" style:contextual-spacing="false" fo:line-height="100%"/>
      <style:text-properties style:use-window-font-color="true" loext:opacity="0%" style:font-name="Arial" fo:font-size="7pt" style:font-size-asian="7pt" style:font-size-complex="7pt"/>
    </style:style>
    <style:style style:name="P26" style:family="paragraph" style:parent-style-name="Text_20_body">
      <style:text-properties officeooo:paragraph-rsid="001222f4"/>
    </style:style>
    <style:style style:name="P27" style:family="paragraph" style:parent-style-name="Text_20_body">
      <style:text-properties officeooo:paragraph-rsid="00170433"/>
    </style:style>
    <style:style style:name="P28" style:family="paragraph" style:parent-style-name="Text_20_body">
      <style:paragraph-properties fo:margin-top="0cm" fo:margin-bottom="0.046cm" style:contextual-spacing="false" fo:line-height="100%"/>
      <style:text-properties officeooo:paragraph-rsid="001db649"/>
    </style:style>
    <style:style style:name="P29" style:family="paragraph" style:parent-style-name="Text_20_body">
      <style:paragraph-properties fo:margin-top="0cm" fo:margin-bottom="0.046cm" style:contextual-spacing="false" fo:line-height="100%"/>
      <style:text-properties officeooo:paragraph-rsid="001eb166"/>
    </style:style>
    <style:style style:name="P30" style:family="paragraph" style:parent-style-name="Text_20_body">
      <style:paragraph-properties fo:margin-top="0cm" fo:margin-bottom="0.046cm" style:contextual-spacing="false"/>
    </style:style>
    <style:style style:name="P31" style:family="paragraph" style:parent-style-name="Text_20_body">
      <style:paragraph-properties fo:margin-top="0cm" fo:margin-bottom="0.046cm" style:contextual-spacing="false"/>
      <style:text-properties officeooo:paragraph-rsid="00230f69"/>
    </style:style>
    <style:style style:name="P32" style:family="paragraph" style:parent-style-name="Text_20_body">
      <style:text-properties officeooo:paragraph-rsid="0026c488"/>
    </style:style>
    <style:style style:name="P33" style:family="paragraph" style:parent-style-name="Preformatted_20_Text">
      <style:paragraph-properties fo:line-height="100%"/>
      <style:text-properties officeooo:paragraph-rsid="00165f00"/>
    </style:style>
    <style:style style:name="P34" style:family="paragraph" style:parent-style-name="Text_20_body">
      <style:text-properties fo:color="#bf0041" loext:opacity="100%" style:font-name="Arial" fo:font-size="10pt" officeooo:rsid="00186b01" officeooo:paragraph-rsid="00186b01" style:font-size-asian="10pt" style:font-size-complex="10pt"/>
    </style:style>
    <style:style style:name="P35" style:family="paragraph" style:parent-style-name="Text_20_body" style:list-style-name="L3">
      <style:text-properties fo:color="#bf0041" loext:opacity="100%" style:font-name="Arial" fo:font-size="10pt" style:font-size-asian="10pt" style:font-size-complex="10pt"/>
    </style:style>
    <style:style style:name="P36" style:family="paragraph" style:parent-style-name="Text_20_body" style:list-style-name="L1">
      <style:paragraph-properties fo:margin-top="0cm" fo:margin-bottom="0.146cm" style:contextual-spacing="false" fo:line-height="100%"/>
      <style:text-properties fo:color="#bf0041" loext:opacity="100%" style:font-name="Arial" fo:font-size="7pt" style:font-size-asian="7pt" style:font-size-complex="7pt"/>
    </style:style>
    <style:style style:name="P37" style:family="paragraph" style:parent-style-name="Text_20_body" style:list-style-name="L2">
      <style:paragraph-properties fo:margin-top="0cm" fo:margin-bottom="0.146cm" style:contextual-spacing="false" fo:line-height="100%"/>
      <style:text-properties fo:color="#bf0041" loext:opacity="100%" style:font-name="Arial" fo:font-size="7pt" style:font-size-asian="7pt" style:font-size-complex="7pt"/>
    </style:style>
    <style:style style:name="P38" style:family="paragraph" style:parent-style-name="Text_20_body" style:list-style-name="L3"/>
    <style:style style:name="P39" style:family="paragraph" style:parent-style-name="Text_20_body">
      <style:paragraph-properties fo:line-height="100%"/>
      <style:text-properties style:use-window-font-color="true" loext:opacity="0%" style:font-name="Arial"/>
    </style:style>
    <style:style style:name="P40" style:family="paragraph" style:parent-style-name="Text_20_body">
      <style:text-properties style:use-window-font-color="true" loext:opacity="0%" style:font-name="Arial"/>
    </style:style>
    <style:style style:name="P41" style:family="paragraph" style:parent-style-name="Text_20_body">
      <style:paragraph-properties fo:line-height="100%"/>
      <style:text-properties style:use-window-font-color="true" loext:opacity="0%" style:font-name="Arial" fo:font-size="8pt" style:font-size-asian="8pt" style:font-size-complex="8pt"/>
    </style:style>
    <style:style style:name="T1" style:family="text">
      <style:text-properties fo:color="#bf0041" loext:opacity="100%" style:font-name="Arial" fo:font-size="10pt" style:font-size-asian="10pt" style:font-size-complex="10pt"/>
    </style:style>
    <style:style style:name="T2" style:family="text">
      <style:text-properties style:use-window-font-color="true" loext:opacity="0%" officeooo:rsid="0010c453"/>
    </style:style>
    <style:style style:name="T3" style:family="text">
      <style:text-properties style:use-window-font-color="true" loext:opacity="0%" style:font-name="Arial" fo:font-size="10pt" style:font-size-asian="10pt" style:font-size-complex="10pt"/>
    </style:style>
    <style:style style:name="T4" style:family="text">
      <style:text-properties style:use-window-font-color="true" loext:opacity="0%" style:font-name="Arial" fo:font-size="10pt" officeooo:rsid="0009582a" style:font-size-asian="10pt" style:font-size-complex="10pt"/>
    </style:style>
    <style:style style:name="T5" style:family="text">
      <style:text-properties style:use-window-font-color="true" loext:opacity="0%" style:font-name="Arial" fo:font-size="10pt" officeooo:rsid="0009cc85" style:font-size-asian="10pt" style:font-size-complex="10pt"/>
    </style:style>
    <style:style style:name="T6" style:family="text">
      <style:text-properties style:use-window-font-color="true" loext:opacity="0%" style:font-name="Arial" fo:font-size="10pt" officeooo:rsid="0009f2a4" style:font-size-asian="10pt" style:font-size-complex="10pt"/>
    </style:style>
    <style:style style:name="T7" style:family="text">
      <style:text-properties style:use-window-font-color="true" loext:opacity="0%" style:font-name="Arial" fo:font-size="10pt" officeooo:rsid="000cee9f" style:font-size-asian="10pt" style:font-size-complex="10pt"/>
    </style:style>
    <style:style style:name="T8" style:family="text">
      <style:text-properties style:use-window-font-color="true" loext:opacity="0%" style:font-name="Arial" fo:font-size="10pt" officeooo:rsid="000b5b05" style:font-size-asian="10pt" style:font-size-complex="10pt"/>
    </style:style>
    <style:style style:name="T9" style:family="text">
      <style:text-properties style:use-window-font-color="true" loext:opacity="0%" style:font-name="Arial" fo:font-size="10pt" officeooo:rsid="000eecb7" style:font-size-asian="10pt" style:font-size-complex="10pt"/>
    </style:style>
    <style:style style:name="T10" style:family="text">
      <style:text-properties style:use-window-font-color="true" loext:opacity="0%" style:font-name="Arial" fo:font-size="10pt" officeooo:rsid="000f1df5" style:font-size-asian="10pt" style:font-size-complex="10pt"/>
    </style:style>
    <style:style style:name="T11" style:family="text">
      <style:text-properties style:use-window-font-color="true" loext:opacity="0%" style:font-name="Arial" fo:font-size="10pt" officeooo:rsid="001222f4" style:font-size-asian="10pt" style:font-size-complex="10pt"/>
    </style:style>
    <style:style style:name="T12" style:family="text">
      <style:text-properties style:use-window-font-color="true" loext:opacity="0%" style:font-name="Arial" fo:font-size="10pt" officeooo:rsid="001294a1" style:font-size-asian="10pt" style:font-size-complex="10pt"/>
    </style:style>
    <style:style style:name="T13" style:family="text">
      <style:text-properties style:font-name="Arial"/>
    </style:style>
    <style:style style:name="T14" style:family="text">
      <style:text-properties style:font-name="Arial" fo:font-size="10pt" style:font-size-asian="10pt" style:font-size-complex="10pt"/>
    </style:style>
    <style:style style:name="T15" style:family="text">
      <style:text-properties style:font-name="Arial" fo:font-size="10pt" officeooo:rsid="0009371e" style:font-size-asian="10pt" style:font-size-complex="10pt"/>
    </style:style>
    <style:style style:name="T16" style:family="text">
      <style:text-properties style:font-name="Arial" fo:font-size="10pt" officeooo:rsid="000cee9f" style:font-size-asian="10pt" style:font-size-complex="10pt"/>
    </style:style>
    <style:style style:name="T17" style:family="text">
      <style:text-properties style:font-name="Arial" fo:font-size="10pt" officeooo:rsid="0010c453" style:font-size-asian="10pt" style:font-size-complex="10pt"/>
    </style:style>
    <style:style style:name="T18" style:family="text">
      <style:text-properties style:font-name="Arial" fo:font-size="10pt" officeooo:rsid="001222f4" style:font-size-asian="10pt" style:font-size-complex="10pt"/>
    </style:style>
    <style:style style:name="T19" style:family="text">
      <style:text-properties style:font-name="Arial" fo:font-size="10pt" officeooo:rsid="001db649" style:font-size-asian="10pt" style:font-size-complex="10pt"/>
    </style:style>
    <style:style style:name="T20" style:family="text">
      <style:text-properties style:font-name="Arial" fo:font-size="10pt" officeooo:rsid="0026c488" style:font-size-asian="10pt" style:font-size-complex="10pt"/>
    </style:style>
    <style:style style:name="T21" style:family="text">
      <style:text-properties style:font-name="Arial" officeooo:rsid="00165f00"/>
    </style:style>
    <style:style style:name="T22" style:family="text">
      <style:text-properties style:font-name="Arial" fo:font-size="7pt" style:font-size-asian="7pt" style:font-size-complex="7pt"/>
    </style:style>
    <style:style style:name="T23" style:family="text">
      <style:text-properties style:font-name="Arial" fo:font-size="7pt" officeooo:rsid="001eb166" style:font-size-asian="7pt" style:font-size-complex="7pt"/>
    </style:style>
    <style:style style:name="T24" style:family="text">
      <style:text-properties style:font-name="Arial" fo:font-size="7pt" officeooo:rsid="00248fc6" style:font-size-asian="7pt" style:font-size-complex="7pt"/>
    </style:style>
    <style:style style:name="T25" style:family="text">
      <style:text-properties officeooo:rsid="0013e12a"/>
    </style:style>
    <style:style style:name="T26" style:family="text">
      <style:text-properties officeooo:rsid="00165f00"/>
    </style:style>
    <style:style style:name="T27" style:family="text">
      <style:text-properties style:font-name="Arial"/>
    </style:style>
    <style:style style:name="T28" style:family="text">
      <style:text-properties style:font-name="Arial" officeooo:rsid="00165f00"/>
    </style:style>
    <style:style style:name="T29" style:family="text">
      <style:text-properties style:font-name="Arial" fo:font-size="8pt" style:font-size-asian="8pt" style:font-size-complex="8pt"/>
    </style:style>
    <style:style style:name="T30" style:family="text">
      <style:text-properties style:font-name="Arial" fo:font-size="8pt" officeooo:rsid="00165f00" style:font-size-asian="8pt" style:font-size-complex="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/>
      <text:p text:style-name="P14"/>
      <text:p text:style-name="P14"/>
      <text:p text:style-name="P20">Tarea 1 - Bases del XML</text:p>
      <text:p text:style-name="P20"/>
      <text:p text:style-name="P20">Abraham Quintana Micó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><text:soft-page-break/><text:span text:style-name="T25">Índice</text:span></text:p>
      <text:p text:style-name="P21"/>
      <text:p text:style-name="P15">Ej 1------------pag 3 y 4</text:p>
      <text:p text:style-name="P15">Ej 2------------pag 5</text:p>
      <text:p text:style-name="P34">Ej 3------------pag 6</text:p>
      <text:p text:style-name="P16">Ej 4------------pag 7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1.- Indica por qué  los siguientes ejemplos XML son incorrectos.<text:line-break/><text:line-break/><text:span text:style-name="T2">A todos los ejemplos les falta el prólogo, a continuación detallo las incorrecciones de cada uno de ellos ( a parte del prólogo).</text:span></text:p>
      <text:p text:style-name="P14">Ejercicio 1a)</text:p>
      <text:p text:style-name="Preformatted_20_Text"><text:span text:style-name="Source_20_Text"><text:span text:style-name="T1">&lt;elemento&gt;Elemento 1&lt;/elemento&gt;</text:span></text:span></text:p>
      <text:p text:style-name="Preformatted_20_Text"><text:span text:style-name="Source_20_Text"><text:span text:style-name="T1">&lt;elemento&gt;Elemento 2&lt;/elemento&gt;</text:span></text:span></text:p>
      <text:p text:style-name="Preformatted_20_Text"><text:span text:style-name="Source_20_Text"><text:span text:style-name="T14"><text:line-break/></text:span></text:span><text:span text:style-name="Source_20_Text"><text:span text:style-name="T15">No puede haber mas de un elemento al mismo nivel, ambos elementos, deberían estar dentro de una etiqueta contenedora y otra de cierre del grupo ej:<text:line-break/>&lt;elementos&gt;</text:span></text:span></text:p>
      <text:p text:style-name="P2"><text:span text:style-name="Source_20_Text"><text:span text:style-name="T14"><text:tab/>&lt;elemento&gt;Elemento 1&lt;/elemento&gt;</text:span></text:span></text:p>
      <text:p text:style-name="P2"><text:span text:style-name="Source_20_Text"><text:span text:style-name="T14"><text:tab/>&lt;elemento&gt;Elemento 2&lt;/elemento&gt;</text:span></text:span></text:p>
      <text:p text:style-name="P2"><text:span text:style-name="Source_20_Text"><text:span text:style-name="T15">&lt;/elementos&gt;</text:span></text:span></text:p>
      <text:p text:style-name="Preformatted_20_Text"><text:span text:style-name="Source_20_Text"><text:span text:style-name="T14"/></text:span></text:p>
      <text:p text:style-name="P14">Ejercicio 1b)</text:p>
      <text:p text:style-name="Preformatted_20_Text"><text:span text:style-name="Source_20_Text"><text:span text:style-name="T1">&lt;elemento&gt;Coche&lt;/ELEMENTO&gt;</text:span></text:span></text:p>
      <text:p text:style-name="Preformatted_20_Text"><text:span text:style-name="Source_20_Text"><text:span text:style-name="T14"/></text:span></text:p>
      <text:p text:style-name="P5"><text:span text:style-name="Source_20_Text"><text:span text:style-name="T15">Los nombres de las etiquetas XLM deben estar en minúsculas, </text:span></text:span><text:span text:style-name="Source_20_Text"><text:span text:style-name="T16">pero principalmente, no se está cerrando la etiqueta &lt;elemento&gt; ya que no es lo mismo que &lt;ELEMENTO&gt;, son caracteres diferentes. Solución </text:span></text:span><text:span text:style-name="Source_20_Text"><text:span text:style-name="T15">ej:</text:span></text:span></text:p>
      <text:p text:style-name="P5"><text:span text:style-name="Source_20_Text"><text:span text:style-name="T15"><text:line-break/>&lt;elemento&gt;Coche&lt;/elemento&gt;<text:line-break/></text:span></text:span></text:p>
      <text:p text:style-name="Preformatted_20_Text"><text:span text:style-name="Source_20_Text"><text:span text:style-name="T14"/></text:span></text:p>
      <text:p text:style-name="P14">Ejercicio 1c)</text:p>
      <text:p text:style-name="Preformatted_20_Text"><text:span text:style-name="Source_20_Text"><text:span text:style-name="T1">&lt;negrita&gt;&lt;italica&gt;Texto XML&lt;/negrita&gt;&lt;/italica&gt;</text:span></text:span></text:p>
      <text:p text:style-name="Preformatted_20_Text"><text:span text:style-name="Source_20_Text"><text:span text:style-name="T1"/></text:span></text:p>
      <text:p text:style-name="P3"><text:span text:style-name="Source_20_Text"><text:span text:style-name="T4">El orden de cierre de las etiquetas no es el correcto, se deben cerrar en el orden inverso al que se abren. Ej:</text:span></text:span></text:p>
      <text:p text:style-name="P3"><text:span text:style-name="Source_20_Text"><text:span text:style-name="T4"/></text:span></text:p>
      <text:p text:style-name="P3"><text:span text:style-name="Source_20_Text"><text:span text:style-name="T4">&lt;negrita&gt;&lt;italica&gt;Texto XML&lt;/italica&gt;&lt;/negrita&gt;</text:span></text:span></text:p>
      <text:p text:style-name="Preformatted_20_Text"><text:span text:style-name="Source_20_Text"><text:span text:style-name="T1"/></text:span></text:p>
      <text:p text:style-name="P14">Ejercicio 1d)</text:p>
      <text:p text:style-name="Preformatted_20_Text"><text:span text:style-name="Source_20_Text"><text:span text:style-name="T1">&lt;rango&gt;1 &lt; 5 &amp; 11 &gt; 7&lt;/rango&gt;</text:span></text:span></text:p>
      <text:p text:style-name="Preformatted_20_Text"><text:span text:style-name="Source_20_Text"><text:span text:style-name="T5">E</text:span></text:span><text:span text:style-name="Source_20_Text"><text:span text:style-name="T3">s incorrecto debido a los caracteres &lt;, </text:span></text:span><text:span text:style-name="Source_20_Text"><text:span text:style-name="T6">&amp;, &gt;</text:span></text:span><text:span text:style-name="Source_20_Text"><text:span text:style-name="T3">. Estos son caracteres reservados en XML y no pueden ser usados directamente en el contenido del texto.<text:line-break/></text:span></text:span><text:span text:style-name="Source_20_Text"><text:span text:style-name="T6">Se debería usar en su lugar </text:span></text:span><text:span text:style-name="Source_20_Text"><text:span text:style-name="T3"><text:s/>&amp;gt; , &amp;amp; </text:span></text:span><text:span text:style-name="Source_20_Text"><text:span text:style-name="T6">y &amp;lt; </text:span></text:span></text:p>
      <text:p text:style-name="Preformatted_20_Text"><text:span text:style-name="Source_20_Text"><text:span text:style-name="T1"/></text:span></text:p>
      <text:p text:style-name="P14">Ejercicio 1e)</text:p>
      <text:p text:style-name="Preformatted_20_Text"><text:span text:style-name="Source_20_Text"><text:span text:style-name="T1">&lt;XMLfichero&gt;Marcas.xml&lt;/XMLfichero&gt; </text:span></text:span></text:p>
      <text:p text:style-name="Preformatted_20_Text"><text:span text:style-name="Source_20_Text"><text:span text:style-name="T1"/></text:span></text:p>
      <text:p text:style-name="P4"><text:span text:style-name="Source_20_Text"><text:span text:style-name="T7">L</text:span></text:span><text:span text:style-name="Source_20_Text"><text:span text:style-name="T8">os nombres de los elementos no pueden comenzar con la secuencia de letras "xml" (en mayúsculas o minúsculas). <text:line-break/></text:span></text:span><text:span text:style-name="Source_20_Text"><text:span text:style-name="T7">Se podría utilizar si lo usáramos de la siguiente manera<text:line-break/></text:span></text:span></text:p>
      <text:p text:style-name="Preformatted_20_Text"><text:span text:style-name="Source_20_Text"><text:span text:style-name="T14">&lt;ficheroXML&gt;Marcas.xml&lt;/ficheroXML&gt;</text:span></text:span></text:p>
      <text:p text:style-name="Preformatted_20_Text"><text:span text:style-name="Source_20_Text"><text:span text:style-name="T1"/></text:span></text:p>
      <text:p text:style-name="P14">Ejercicio 1f)</text:p>
      <text:p text:style-name="Preformatted_20_Text"><text:span text:style-name="Source_20_Text"><text:span text:style-name="T1">&lt;![CDATA[ &lt;[[aa]]&gt;]]&gt;</text:span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3">Una sección </text:span></text:span><text:span text:style-name="Source_20_Text"><text:span text:style-name="T14">CDATA </text:span></text:span><text:span text:style-name="Source_20_Text"><text:span text:style-name="T3">en XML se utiliza para incluir bloques de texto que no deben ser analizados por el procesador XML.<text:line-break/><text:line-break/></text:span></text:span><text:span text:style-name="Source_20_Text"><text:span text:style-name="T9">Para usarlo correctamente se debería meter dentro de un elemento con apertura y cierre. Ej:<text:line-break/></text:span></text:span><text:soft-page-break/><text:span text:style-name="Source_20_Text"><text:span text:style-name="T9">&lt;elemento&gt;&lt;![CDATA[[[aa]]]&gt;&lt;/elemento&gt;</text:span></text:span><text:span text:style-name="Source_20_Text"><text:span text:style-name="T3"><text:line-break/> </text:span></text:span></text:p>
      <text:p text:style-name="Preformatted_20_Text"><text:span text:style-name="Source_20_Text"><text:span text:style-name="T3"/></text:span></text:p>
      <text:p text:style-name="Preformatted_20_Text"><text:span text:style-name="Source_20_Text"><text:span text:style-name="T3"/></text:span></text:p>
      <text:p text:style-name="P14">Ejercicio 1g)</text:p>
      <text:p text:style-name="Preformatted_20_Text"><text:span text:style-name="Source_20_Text"><text:span text:style-name="T1">&lt;</text:span></text:span><text:a xlink:type="simple" xlink:href="mailto:user@uo" text:style-name="Internet_20_link" text:visited-style-name="Visited_20_Internet_20_Link"><text:span text:style-name="Source_20_Text">user@uo</text:span></text:a><text:span text:style-name="Source_20_Text"><text:span text:style-name="T1">&gt;Pedro@Empleados&lt;/user@guo&gt;</text:span></text:span></text:p>
      <text:p text:style-name="Preformatted_20_Text"><text:span text:style-name="Source_20_Text"><text:span text:style-name="T1"/></text:span></text:p>
      <text:p text:style-name="P7"><text:span text:style-name="Source_20_Text"><text:span text:style-name="T10">El nombre del elemento (en este caso <text:s/></text:span></text:span><text:a xlink:type="simple" xlink:href="mailto:user@uo" text:style-name="Internet_20_link" text:visited-style-name="Visited_20_Internet_20_Link"><text:span text:style-name="Source_20_Text">user@uo</text:span></text:a><text:span text:style-name="Source_20_Text"><text:span text:style-name="T10"> ) no puede contener el carácter ‘@’, Yo pondría algo como &lt;email</text:span></text:span><text:span text:style-name="Source_20_Text"><text:span text:style-name="T14">&gt;</text:span></text:span><text:a xlink:type="simple" xlink:href="mailto:Pedro@Empleados" text:style-name="Internet_20_link" text:visited-style-name="Visited_20_Internet_20_Link"><text:span text:style-name="Source_20_Text"><text:span text:style-name="T14">Pedro@Empleados</text:span></text:span></text:a><text:span text:style-name="Source_20_Text"><text:span text:style-name="T14">&lt;/email&gt; </text:span></text:span><text:span text:style-name="Source_20_Text"><text:span text:style-name="T17">y este elemento dentro de un grupo superior como &lt;usuario&gt;&lt;/usuario&gt; así:<text:line-break/>&lt;usuario&gt;<text:line-break/> </text:span></text:span><text:span text:style-name="Source_20_Text"><text:span text:style-name="T10">&lt;email</text:span></text:span><text:span text:style-name="Source_20_Text"><text:span text:style-name="T17">&gt;</text:span></text:span><text:a xlink:type="simple" xlink:href="mailto:Pedro@Empleados" text:style-name="Internet_20_link" text:visited-style-name="Visited_20_Internet_20_Link"><text:span text:style-name="Source_20_Text"><text:span text:style-name="T17">Pedro@Empleados</text:span></text:span></text:a><text:span text:style-name="Source_20_Text"><text:span text:style-name="T17">&lt;/email&gt;</text:span></text:span></text:p>
      <text:p text:style-name="P7"><text:span text:style-name="Source_20_Text"><text:span text:style-name="T14"><text:s/>&lt;!-- </text:span></text:span><text:span text:style-name="Source_20_Text"><text:span text:style-name="T18">Incluir en el bloque usuario los demás datos del mismo </text:span></text:span><text:span text:style-name="Source_20_Text"><text:span text:style-name="T14">--&gt;</text:span></text:span></text:p>
      <text:p text:style-name="P7"><text:span text:style-name="Source_20_Text"><text:span text:style-name="T17">&lt;/usuario&gt; </text:span></text:span></text:p>
      <text:p text:style-name="P6"><text:span text:style-name="Source_20_Text"><text:span text:style-name="T10"/></text:span></text:p>
      <text:p text:style-name="Preformatted_20_Text"><text:span text:style-name="Source_20_Text"><text:span text:style-name="T1"/></text:span></text:p>
      <text:p text:style-name="P14">Ejercicio 1h)</text:p>
      <text:p text:style-name="Preformatted_20_Text"><text:span text:style-name="Source_20_Text"><text:span text:style-name="T1">&lt;texto&gt;El titular de hoy se basa en esta &lt;subrayado&gt;noticia&lt;subrayado&gt;&lt;/texto&gt;</text:span></text:span></text:p>
      <text:p text:style-name="P14"/>
      <text:p text:style-name="P26"><text:span text:style-name="T11">Falta cerrar la etiqueta subrayado, </text:span><text:span text:style-name="T12">debería ir así:<text:line-break/></text:span><text:span text:style-name="Source_20_Text"><text:span text:style-name="T3">&lt;texto&gt;El titular de hoy se basa en esta &lt;subrayado&gt;noticia&lt;/subrayado&gt;&lt;/texto&gt;</text:span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3"><text:bookmark text:name="yui_3_17_2_1_1708975408323_25"/>2.- Diseñar un documento válido en XML que permita estructurar la información de una agenda de teléfonos, suponer que la información que podemos tener de una persona es su nombre y apellidos, su dirección y sus teléfonos, que pueden ser el teléfono de casa, el móvil y el teléfono del trabajo.</text:p>
      <text:p text:style-name="P13">La valoración de este ejercicio será de un total de 3 puntos, 1 punto por utilizar la notación adecuada, 1 punto por definir y utilizar las etiquetas adecuadas, 1 punto por justificar la solución dada.</text:p>
      <text:p text:style-name="P33"><text:span text:style-name="Source_20_Text"><text:span text:style-name="T29">&lt;?xml versión= “1.0” encoding=”iso-8859-1” standalone=”yes” ?&gt;</text:span></text:span></text:p>
      <text:p text:style-name="P33"><text:span text:style-name="Source_20_Text"><text:span text:style-name="T29"/></text:span></text:p>
      <text:p text:style-name="P33"><text:span text:style-name="Source_20_Text"><text:span text:style-name="T29">&lt;!</text:span></text:span><text:span text:style-name="Source_20_Text"><text:span text:style-name="T30">DOCTYPE agenda</text:span></text:span><text:span text:style-name="Source_20_Text"><text:span text:style-name="T29">&gt;</text:span></text:span></text:p>
      <text:p text:style-name="P33"><text:span text:style-name="Source_20_Text"><text:span text:style-name="T29"/></text:span></text:p>
      <text:p text:style-name="P41">&lt;agenda&gt;</text:p>
      <text:p text:style-name="P41"><text:s text:c="4"/>&lt;persona&gt;</text:p>
      <text:p text:style-name="P41"><text:s text:c="8"/>&lt;nombre&gt;Juan&lt;/nombre&gt;</text:p>
      <text:p text:style-name="P41"><text:s text:c="8"/>&lt;apellidos&gt;Pérez García&lt;/apellidos&gt;</text:p>
      <text:p text:style-name="P41"><text:s text:c="8"/>&lt;direccion&gt;Calle Falsa 123, Ciudad, País&lt;/direccion&gt;</text:p>
      <text:p text:style-name="P41"><text:s text:c="8"/>&lt;telefonos&gt;</text:p>
      <text:p text:style-name="P41"><text:s text:c="12"/>&lt;casa&gt;123456789&lt;/casa&gt;</text:p>
      <text:p text:style-name="P41"><text:s text:c="12"/>&lt;movil&gt;987654321&lt;/movil&gt;</text:p>
      <text:p text:style-name="P41"><text:s text:c="12"/>&lt;trabajo&gt;456789123&lt;/trabajo&gt;</text:p>
      <text:p text:style-name="P41"><text:s text:c="8"/>&lt;/telefonos&gt;</text:p>
      <text:p text:style-name="P41"><text:s text:c="4"/>&lt;/persona&gt;</text:p>
      <text:p text:style-name="P41"><text:s text:c="4"/>&lt;!-- Más personas... --&gt;</text:p>
      <text:p text:style-name="P41">&lt;/agenda&gt;</text:p>
      <text:p text:style-name="P39"/>
      <text:p text:style-name="P24">He incluido el prólogo con la declaración del tipo de documento,</text:p>
      <text:p text:style-name="P8"><text:span text:style-name="T13">La etiqueta </text:span><text:span text:style-name="Source_20_Text"><text:span text:style-name="T13">&lt;agenda&gt;</text:span></text:span><text:span text:style-name="T13">es el elemento raíz del documento </text:span><text:span text:style-name="T21">y co</text:span><text:span text:style-name="T13">ntiene uno o más elementos </text:span><text:span text:style-name="Source_20_Text"><text:span text:style-name="T13">&lt;persona&gt;</text:span></text:span><text:span text:style-name="T13">.</text:span></text:p>
      <text:p text:style-name="P27"><text:span text:style-name="T13">Cada elemento </text:span><text:span text:style-name="Source_20_Text"><text:span text:style-name="T13">&lt;persona&gt; </text:span></text:span><text:span text:style-name="T13">representa a una persona en la agenda </text:span><text:span text:style-name="T21">(c</text:span><text:span text:style-name="T13">ontiene elementos para el nombre, los apellidos, la dirección y los teléfonos de la persona</text:span><text:span text:style-name="T21">)</text:span><text:span text:style-name="T13">.</text:span></text:p>
      <text:p text:style-name="P27"><text:span text:style-name="T13">El elemento </text:span><text:span text:style-name="Source_20_Text"><text:span text:style-name="T13">&lt;telefonos&gt; </text:span></text:span><text:span text:style-name="T13">contiene elementos para los diferentes teléfonos de la persona: </text:span><text:span text:style-name="Source_20_Text"><text:span text:style-name="T13">&lt;casa&gt; </text:span></text:span><text:span text:style-name="T13">para el teléfono de casa.</text:span></text:p>
      <text:p text:style-name="P27"><text:span text:style-name="Source_20_Text"><text:span text:style-name="T13">&lt;movil&gt; </text:span></text:span><text:span text:style-name="T13">para el teléfono móvil. </text:span></text:p>
      <text:p text:style-name="P27"><text:span text:style-name="Source_20_Text"><text:span text:style-name="T13">&lt;trabajo&gt; </text:span></text:span><text:span text:style-name="T13">para el teléfono del trabajo.</text:span></text:p>
      <text:p text:style-name="P11"/>
      <text:p text:style-name="P23"/>
      <text:p text:style-name="P23"/>
      <text:p text:style-name="P23"/>
      <text:p text:style-name="P18"><text:soft-page-break/>3.- Diseñar un documento válido en XML que permita estructurar la información de las recetas de cocina de un restaurante y aplicarlo a la siguiente receta de cocina. Hay que hacerlo de modo que un sistema informático pueda realizar búsquedas por ingredientes, cantidad de comensales o nombre de la receta</text:p>
      <text:p text:style-name="P19">Sopa de cebolla (4 personas)<text:line-break/>Ingredientes:</text:p>
      <text:list text:style-name="L1">
        <text:list-item>
          <text:p text:style-name="P36">1 Kg. de cebollas.</text:p>
        </text:list-item>
        <text:list-item>
          <text:p text:style-name="P36">2 l. de caldo de carne.</text:p>
        </text:list-item>
        <text:list-item>
          <text:p text:style-name="P36">100 gr. mantequilla.</text:p>
        </text:list-item>
        <text:list-item>
          <text:p text:style-name="P36">1 cucharada de harina.</text:p>
        </text:list-item>
        <text:list-item>
          <text:p text:style-name="P36">100 gr. de queso emmental suizo o gruyére rallado.</text:p>
        </text:list-item>
        <text:list-item>
          <text:p text:style-name="P36">Pan tostado en rebanadas.</text:p>
        </text:list-item>
        <text:list-item>
          <text:p text:style-name="P36">Tomillo.</text:p>
        </text:list-item>
        <text:list-item>
          <text:p text:style-name="P36">1 hoja de laurel.</text:p>
        </text:list-item>
        <text:list-item>
          <text:p text:style-name="P36">Pimienta.</text:p>
        </text:list-item>
      </text:list>
      <text:p text:style-name="P19">Proceso:</text:p>
      <text:list text:style-name="L2">
        <text:list-item>
          <text:p text:style-name="P37">Pelar y partir las cebollas en rodajas finas.</text:p>
        </text:list-item>
        <text:list-item>
          <text:p text:style-name="P37">Rehogarlas con la mantequilla, sal y pimienta a fuego lento hasta que estén transparentes sin dorarse.</text:p>
        </text:list-item>
        <text:list-item>
          <text:p text:style-name="P37">Añadir la harina sin dejar de remover.</text:p>
        </text:list-item>
        <text:list-item>
          <text:p text:style-name="P37">Ponerlo en una cazuela con el caldo, el tomillo y el laurel.</text:p>
        </text:list-item>
        <text:list-item>
          <text:p text:style-name="P37">Dejar cocer a fuego lento durante unos 15 minutos.</text:p>
        </text:list-item>
        <text:list-item>
          <text:p text:style-name="P37">Poner las rebanadas de pan encima, espolvorear el queso y gratinar al horno.</text:p>
        </text:list-item>
      </text:list>
      <text:p text:style-name="P30"><text:span text:style-name="Source_20_Text"><text:span text:style-name="T22">&lt;?xml versión= “1.0” encoding=”iso-8859-1” standalone=”yes” ?&gt;</text:span></text:span></text:p>
      <text:p text:style-name="P30"><text:span text:style-name="Source_20_Text"><text:span text:style-name="T22">&lt;!DOCTYPE </text:span></text:span><text:span text:style-name="Source_20_Text"><text:span text:style-name="T23">recetas</text:span></text:span><text:span text:style-name="Source_20_Text"><text:span text:style-name="T22">&gt;</text:span></text:span></text:p>
      <text:p text:style-name="P12">&lt;recetas&gt;</text:p>
      <text:p text:style-name="P12"><text:s text:c="4"/>&lt;receta nombre="Sopa de cebolla" comensales="4"&gt;</text:p>
      <text:p text:style-name="P12"><text:s text:c="8"/>&lt;ingredientes&gt;</text:p>
      <text:p text:style-name="P12"><text:s text:c="12"/>&lt;ingrediente cantidad="1 Kg"&gt;cebollas&lt;/ingrediente&gt;</text:p>
      <text:p text:style-name="P12"><text:s text:c="12"/>&lt;ingrediente cantidad="2 l"&gt;caldo de carne&lt;/ingrediente&gt;</text:p>
      <text:p text:style-name="P12"><text:s text:c="12"/>&lt;ingrediente cantidad="100 gr"&gt;mantequilla&lt;/ingrediente&gt;</text:p>
      <text:p text:style-name="P12"><text:s text:c="12"/>&lt;ingrediente cantidad="1 cucharada"&gt;harina&lt;/ingrediente&gt;</text:p>
      <text:p text:style-name="P12"><text:s text:c="12"/>&lt;ingrediente cantidad="100 gr"&gt;queso emmental suizo o gruyére rallado&lt;/ingrediente&gt;</text:p>
      <text:p text:style-name="P12"><text:s text:c="12"/>&lt;ingrediente&gt;pan tostado en rebanadas&lt;/ingrediente&gt;</text:p>
      <text:p text:style-name="P12"><text:s text:c="12"/>&lt;ingrediente&gt;tomillo&lt;/ingrediente&gt;</text:p>
      <text:p text:style-name="P12"><text:s text:c="12"/>&lt;ingrediente cantidad="1 hoja"&gt;laurel&lt;/ingrediente&gt;</text:p>
      <text:p text:style-name="P12"><text:s text:c="12"/>&lt;ingrediente&gt;pimienta&lt;/ingrediente&gt;</text:p>
      <text:p text:style-name="P12"><text:s text:c="8"/>&lt;/ingredientes&gt;</text:p>
      <text:p text:style-name="P12"><text:s text:c="8"/>&lt;proceso&gt;</text:p>
      <text:p text:style-name="P12"><text:s text:c="12"/>&lt;paso&gt;Pelar y partir las cebollas en rodajas finas.&lt;/paso&gt;</text:p>
      <text:p text:style-name="P12"><text:s text:c="12"/>&lt;paso&gt;Rehogarlas con la mantequilla, sal y pimienta a fuego lento hasta que estén transparentes sin dorarse.&lt;/paso&gt;</text:p>
      <text:p text:style-name="P12"><text:s text:c="12"/>&lt;paso&gt;Añadir la harina sin dejar de remover.&lt;/paso&gt;</text:p>
      <text:p text:style-name="P12"><text:s text:c="12"/>&lt;paso&gt;Ponerlo en una cazuela con el caldo, el tomillo y el laurel.&lt;/paso&gt;</text:p>
      <text:p text:style-name="P12"><text:s text:c="12"/>&lt;paso&gt;Dejar cocer a fuego lento durante unos 15 minutos.&lt;/paso&gt;</text:p>
      <text:p text:style-name="P12"><text:s text:c="12"/>&lt;paso&gt;Poner las rebanadas de pan encima, espolvorear el queso y gratinar al horno.&lt;/paso&gt;</text:p>
      <text:p text:style-name="P12"><text:s text:c="8"/>&lt;/proceso&gt;</text:p>
      <text:p text:style-name="P12"><text:s text:c="4"/>&lt;/receta&gt;</text:p>
      <text:p text:style-name="P12"><text:s text:c="4"/>&lt;!-- Más recetas... --&gt;</text:p>
      <text:p text:style-name="P12">&lt;/recetas&gt;</text:p>
      <text:p text:style-name="P10"/>
      <text:p text:style-name="P28"><text:span text:style-name="T14">La etiqueta </text:span><text:span text:style-name="Source_20_Text"><text:span text:style-name="T14">&lt;recetas&gt; </text:span></text:span><text:span text:style-name="T14">es el elemento raíz del documento. Contiene uno o más elementos </text:span><text:span text:style-name="Source_20_Text"><text:span text:style-name="T14">&lt;receta&gt;</text:span></text:span><text:span text:style-name="T14">.</text:span></text:p>
      <text:p text:style-name="P28"><text:span text:style-name="T14">Cada elemento </text:span><text:span text:style-name="Source_20_Text"><text:span text:style-name="T14">&lt;receta&gt; </text:span></text:span><text:span text:style-name="T14">representa una receta de cocina, </text:span><text:span text:style-name="T19">t</text:span><text:span text:style-name="T14">iene atributos para el nombre de la receta y la cantidad de comensales, y contiene elementos para los ingredientes y el proceso de la receta.</text:span></text:p>
      <text:p text:style-name="P29"><text:span text:style-name="T14">El elemento </text:span><text:span text:style-name="Source_20_Text"><text:span text:style-name="T14">&lt;ingredientes&gt; </text:span></text:span><text:span text:style-name="T14">contiene uno o más elementos </text:span><text:span text:style-name="Source_20_Text"><text:span text:style-name="T14">&lt;ingrediente&gt;, </text:span></text:span><text:span text:style-name="Source_20_Text"><text:span text:style-name="T19">c</text:span></text:span><text:span text:style-name="T14">ada elemento </text:span><text:span text:style-name="Source_20_Text"><text:span text:style-name="T14">&lt;ingrediente&gt; </text:span></text:span><text:span text:style-name="T14">representa un ingrediente de la receta y puede tener un atributo para la cantidad del ingrediente.</text:span></text:p>
      <text:p text:style-name="P29"><text:span text:style-name="T14">El elemento </text:span><text:span text:style-name="Source_20_Text"><text:span text:style-name="T14">&lt;proceso&gt; </text:span></text:span><text:span text:style-name="T14">contiene uno o más elementos </text:span><text:span text:style-name="Source_20_Text"><text:span text:style-name="T14">&lt;paso&gt;</text:span></text:span><text:span text:style-name="T14">. Cada elemento </text:span><text:span text:style-name="Source_20_Text"><text:span text:style-name="T14">&lt;paso&gt; </text:span></text:span><text:span text:style-name="T14">representa un paso en el proceso de la receta.</text:span></text:p>
      <text:p text:style-name="P10"/>
      <text:p text:style-name="P10"/>
      <text:p text:style-name="P11"/>
      <text:p text:style-name="P11"/>
      <text:p text:style-name="Text_20_body"><text:soft-page-break/><text:span text:style-name="T1">4.- Diseñar un documento XML válido que permita estructurar la información para permitir su gestión informática de los alumnos de un modulo del ciclo formativo </text:span><text:span text:style-name="acronym"><text:span text:style-name="T1">ASIR</text:span></text:span><text:span text:style-name="T1">. Aplicarlo al módulo de Lenguajes de Marcas y Sistemas de Gestión de Información sabiendo que tiene asignadas 4 horas semanales y es de carácter obligatorio. El modulo se imparte entre el 15 de septiembre de 2010 y el 30 de junio de 2011. Hay matriculados dos alumnos:</text:span></text:p>
      <text:list text:style-name="L3">
        <text:list-item>
          <text:p text:style-name="P38"><text:span text:style-name="T1">Ana Fernández Gutiérrez con nif 16965696L teléfono 789654321 email ana.fdezgtrrez@hotmail.com, su dirección es C/ El Percebe, 13 de Santander </text:span><text:span text:style-name="acronym"><text:span text:style-name="T1">CP</text:span></text:span><text:span text:style-name="T1"> 39302 No hay información sobre las faltas de asistencia o sus notas hasta el momento.</text:span></text:p>
        </text:list-item>
        <text:list-item>
          <text:p text:style-name="P35">Pepito Grillo con nif 98765432H teléfono 656566555 email yhyh@yahoo.com, su dirección es Avd. El Pez, 5 de Suances CP 39401. Su nota es "apto" y no tiene faltas de asistencia</text:p>
        </text:list-item>
      </text:list>
      <text:p text:style-name="P31"><text:span text:style-name="Source_20_Text"><text:span text:style-name="T22">&lt;?xml versión= “1.0” encoding=”iso-8859-1” standalone=”yes” ?&gt;</text:span></text:span></text:p>
      <text:p text:style-name="P31"><text:span text:style-name="Source_20_Text"><text:span text:style-name="T22">&lt;!DOCTYPE </text:span></text:span><text:span text:style-name="Source_20_Text"><text:span text:style-name="T24">modulo</text:span></text:span><text:span text:style-name="Source_20_Text"><text:span text:style-name="T22">&gt;</text:span></text:span></text:p>
      <text:p text:style-name="P25">&lt;modulo nombre="Lenguajes de Marcas y Sistemas de Gestión de Información" horasSemanales="4" obligatorio="true" fechaInicio="2010-09-15" fechaFin="2011-06-30"&gt;</text:p>
      <text:p text:style-name="P25"><text:s text:c="4"/>&lt;alumnos&gt;</text:p>
      <text:p text:style-name="P25"><text:s text:c="8"/>&lt;alumno&gt;</text:p>
      <text:p text:style-name="P25"><text:s text:c="12"/>&lt;nombre&gt;Ana Fernández Gutiérrez&lt;/nombre&gt;</text:p>
      <text:p text:style-name="P25"><text:s text:c="12"/>&lt;nif&gt;16965696L&lt;/nif&gt;</text:p>
      <text:p text:style-name="P25"><text:s text:c="12"/>&lt;telefono&gt;789654321&lt;/telefono&gt;</text:p>
      <text:p text:style-name="P25"><text:s text:c="12"/>&lt;email&gt;ana.fdezgtrrez@hotmail.com&lt;/email&gt;</text:p>
      <text:p text:style-name="P25"><text:s text:c="12"/>&lt;direccion&gt;C/ El Percebe, 13, Santander, 39302&lt;/direccion&gt;</text:p>
      <text:p text:style-name="P25"><text:s text:c="8"/>&lt;/alumno&gt;</text:p>
      <text:p text:style-name="P25"><text:s text:c="8"/>&lt;alumno&gt;</text:p>
      <text:p text:style-name="P25"><text:s text:c="12"/>&lt;nombre&gt;Pepito Grillo&lt;/nombre&gt;</text:p>
      <text:p text:style-name="P25"><text:s text:c="12"/>&lt;nif&gt;98765432H&lt;/nif&gt;</text:p>
      <text:p text:style-name="P25"><text:s text:c="12"/>&lt;telefono&gt;656566555&lt;/telefono&gt;</text:p>
      <text:p text:style-name="P25"><text:s text:c="12"/>&lt;email&gt;yhyh@yahoo.com&lt;/email&gt;</text:p>
      <text:p text:style-name="P25"><text:s text:c="12"/>&lt;direccion&gt;Avd. El Pez, 5, Suances, 39401&lt;/direccion&gt;</text:p>
      <text:p text:style-name="P25"><text:s text:c="12"/>&lt;nota&gt;Apto&lt;/nota&gt;</text:p>
      <text:p text:style-name="P25"><text:s text:c="12"/>&lt;faltasAsistencia&gt;0&lt;/faltasAsistencia&gt;</text:p>
      <text:p text:style-name="P25"><text:s text:c="8"/>&lt;/alumno&gt;</text:p>
      <text:p text:style-name="P25"><text:s text:c="4"/>&lt;/alumnos&gt;</text:p>
      <text:p text:style-name="P25">&lt;/modulo&gt;</text:p>
      <text:p text:style-name="P25"/>
      <text:p text:style-name="P25"/>
      <text:p text:style-name="P25"/>
      <text:p text:style-name="P25"/>
      <text:p text:style-name="P32"><text:span text:style-name="T14">La etiqueta </text:span><text:span text:style-name="Source_20_Text"><text:span text:style-name="T14">&lt;modulo&gt; </text:span></text:span><text:span text:style-name="T14">es el elemento raíz del documento. Contiene información sobre el módulo y un elemento </text:span><text:span text:style-name="Source_20_Text"><text:span text:style-name="T14">&lt;alumnos&gt; </text:span></text:span><text:span text:style-name="T14">que contiene la información de los alumnos.</text:span></text:p>
      <text:p text:style-name="P32"><text:span text:style-name="T14">Los atributos del elemento </text:span><text:span text:style-name="Source_20_Text"><text:span text:style-name="T14">&lt;modulo&gt; </text:span></text:span><text:span text:style-name="T14">representan la información del módulo, como el nombre, las horas semanales, si es obligatorio y las fechas de inicio y fin.</text:span></text:p>
      <text:p text:style-name="P32"><text:span text:style-name="T14">Cada elemento </text:span><text:span text:style-name="Source_20_Text"><text:span text:style-name="T14">&lt;alumno&gt; </text:span></text:span><text:span text:style-name="T14">representa a un alumno matriculado en el módulo </text:span><text:span text:style-name="T20">y c</text:span><text:span text:style-name="T14">ontiene elementos para el nombre, el NIF, el teléfono, el email, la dirección, la nota y las faltas de asistencia del alumno.</text:span></text:p>
      <text:p text:style-name="P32"><text:span text:style-name="T14"/></text:p>
      <text:p text:style-name="P9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7</text:page-number><text:s/>/ <text:page-count>7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9:23:18.041000000</meta:creation-date>
    <dc:date>2024-02-26T21:03:21.409000000</dc:date>
    <meta:editing-duration>PT20M48S</meta:editing-duration>
    <meta:editing-cycles>10</meta:editing-cycles>
    <meta:generator>LibreOffice/7.6.2.1$Windows_X86_64 LibreOffice_project/56f7684011345957bbf33a7ee678afaf4d2ba333</meta:generator>
    <meta:document-statistic meta:table-count="0" meta:image-count="0" meta:object-count="0" meta:page-count="7" meta:paragraph-count="141" meta:word-count="1230" meta:character-count="9108" meta:non-whitespace-character-count="7527"/>
  </office:meta>
</office:document-meta>
</file>